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Arial" fo:font-size="12pt" style:font-size-asian="12pt" style:font-name-complex="Arial" style:font-size-complex="12pt"/>
    </style:style>
    <style:style style:name="P2" style:family="paragraph" style:parent-style-name="Normal">
      <style:text-properties style:font-name="Arial" fo:font-size="12pt" style:font-size-asian="12pt" style:font-size-complex="12pt"/>
    </style:style>
    <style:style style:name="P3" style:family="paragraph" style:parent-style-name="Normal">
      <style:text-properties style:font-name="Arial" fo:font-size="12pt" fo:font-style="italic" fo:font-weight="bold" style:font-size-asian="12pt" style:font-style-asian="italic" style:font-weight-asian="bold" style:font-size-complex="12pt" style:font-style-complex="italic" style:font-weight-complex="bold"/>
    </style:style>
    <style:style style:name="P4" style:family="paragraph" style:parent-style-name="Normal">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5" style:family="paragraph" style:parent-style-name="Normal">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Normal" style:list-style-name="L1">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Normal" style:list-style-name="L2">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Normal" style:list-style-name="L3">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Normal" style:list-style-name="L4">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Normal" style:list-style-name="L5">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Normal" style:list-style-name="L6">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Normal">
      <style:text-properties style:font-name="Arial" fo:font-size="12pt" fo:font-style="normal" fo:font-weight="normal" fo:background-color="#ffff00" style:font-size-asian="12pt" style:font-style-asian="normal" style:font-weight-asian="normal" style:font-size-complex="12pt" style:font-style-complex="normal" style:font-weight-complex="normal"/>
    </style:style>
    <style:style style:name="P13" style:family="paragraph" style:parent-style-name="Normal">
      <style:text-properties style:font-name="Arial"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Normal">
      <style:text-properties style:font-name="Arial" fo:font-size="12pt" fo:font-style="normal" style:text-underline-style="solid" style:text-underline-width="auto" style:text-underline-color="font-color" fo:font-weight="bold" fo:background-color="#ff0000" style:font-size-asian="12pt" style:font-style-asian="normal" style:font-weight-asian="bold" style:font-size-complex="12pt" style:font-style-complex="normal" style:font-weight-complex="bold"/>
    </style:style>
    <style:style style:name="P15" style:family="paragraph" style:parent-style-name="Normal">
      <style:text-properties style:font-name="Arial" fo:font-size="12pt" style:font-size-asian="12pt" style:font-size-complex="12pt"/>
    </style:style>
    <style:style style:name="P16" style:family="paragraph" style:parent-style-name="Title" style:master-page-name="MP0">
      <style:paragraph-properties fo:text-align="center" style:justify-single-word="false" style:page-number="auto" fo:break-before="pag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og 2012-03-13</text:p>
      <text:p text:style-name="P1">Deltagere fremmødt: Sam, Cong, Michael, Yusuf, Nicolaj, René, Søren<text:line-break/>Digitalt fremmødt: Ingen<text:line-break/>Ikke fremmødt: Ingen</text:p>
      <text:p text:style-name="P2">Møde med Poul Ejnar Rovsing:</text:p>
      <text:p text:style-name="P2">Angående use cases er der for mange. Måden, de er beskrevet på, er XP user stories. Man ville have sat dem i en større sammenhæng, så de kan sættes sammen. </text:p>
      <text:p text:style-name="P2">Der må gerne refereres fra use cases til backlog items. Det er ikke sikkert, at man refererer det hele, men til enkelte dele til det. Der skal ændres på navnene til use casene, så de er større og sammenhængende. <text:span text:style-name="T1">Der skal sættes referencer ind!</text:span></text:p>
      <text:p text:style-name="P2">Der skal ikke laves en detaljeret accepttest før der er blevet lavet specifikke kravspecifikation med use cases. </text:p>
      <text:p text:style-name="P2">Poul kan mandag indtil kl. 14. Dette kan være delvis problematisk, hvis Nicolaj har signalbehandling eller at der indsættes praktiklektioner. <text:span text:style-name="T1">Derfor vil det bedst ligge omkring 9.15.</text:span> </text:p>
      <text:p text:style-name="P2">En af vores sprint tager tre uger. </text:p>
      <text:p text:style-name="P3">Filen projektvigtighed åbnes:</text:p>
      <text:p text:style-name="P13">IDE:</text:p>
      <text:p text:style-name="P5">Vi skal have implementeret delvise funktionaliteter af de højst prioriterede use cases, så det kan motivere gruppen. Der skal også skrives test ved siden af. Vores mål er <text:span text:style-name="T2">105</text:span> mandedage (MD). Kravspecifikation og accepttestspecifikation skal også opdateres. </text:p>
      <text:list xml:id="list34531745" text:style-name="L1">
        <text:list-item>
          <text:p text:style-name="P6">DSL tekstboks OG sprog skal implementeres. Stor del af IDE – kun test: <text:span text:style-name="T2">5 MD! <text:line-break/></text:span>Accepttest og kravspecifikation: ½<text:span text:style-name="T2"> MD!<text:line-break/></text:span>GUI for IDE: <text:span text:style-name="T2">½ MD!<text:line-break/></text:span>Wrapper (Funktion til funktion – C# funktion bliver wrappet om C++): <text:span text:style-name="T2">8 MD!<text:line-break/></text:span>DSL-sprog: <text:span text:style-name="T2">10 MD!<text:line-break/></text:span>Refactor-delen: <text:span text:style-name="T2">5 MD!<text:line-break/></text:span>Demonstrerer med simulator: </text:p>
        </text:list-item>
      </text:list>
      <text:p text:style-name="P13">Simulator:</text:p>
      <text:p text:style-name="P13"><text:span text:style-name="T3">Punkt 1</text:span>:</text:p>
      <text:list xml:id="list35248676" text:style-name="L2">
        <text:list-header>
          <text:p text:style-name="P7">For eksekvering af kode – test med tekst (ikke grafisk endnu): <text:span text:style-name="T2">5 MD!<text:line-break/></text:span>Accepttest og kravspecifikation: ½<text:span text:style-name="T2"> MD!<text:line-break/></text:span><text:soft-page-break/>GUI for simulator: ½<text:span text:style-name="T2"> MD!</text:span><text:line-break/>Implementering (ingen log): <text:span text:style-name="T2">12 MD!<text:line-break/></text:span>Refactor: <text:span text:style-name="T2">5 MD!</text:span></text:p>
        </text:list-header>
      </text:list>
      <text:p text:style-name="P13">Styresystem:</text:p>
      <text:p text:style-name="P5">Punkt 1:</text:p>
      <text:list xml:id="list35671028" text:style-name="L4">
        <text:list-header>
          <text:p text:style-name="P9">Starte og stoppe system – implementering af initialisering: <text:span text:style-name="T2">4 MD!<text:line-break/></text:span>Implementering af stop: <text:span text:style-name="T2">2 MD!<text:line-break/></text:span>Test: <text:span text:style-name="T2">3 MD!<text:line-break/></text:span>Accepttest og kravspecifikation: <text:span text:style-name="T2">½ MD!</text:span><text:line-break/>Refactor-delen: <text:span text:style-name="T2">3 MD!<text:line-break/></text:span>Trådhåndtering: <text:span text:style-name="T2">3 MD!</text:span><text:line-break/></text:p>
        </text:list-header>
      </text:list>
      <text:p text:style-name="P5">Punkt 2:</text:p>
      <text:list xml:id="list36343951" text:style-name="L6">
        <text:list-header>
          <text:p text:style-name="P11">Benytte GUI:<text:line-break/>Implementering: <text:span text:style-name="T2">3</text:span> <text:span text:style-name="T2">MD!</text:span><text:line-break/>Accepttest og kravspecifikation: <text:span text:style-name="T2">1 MD!<text:line-break/></text:span>Refactor: <text:span text:style-name="T2">1 MD!</text:span><text:line-break/>Design: <text:span text:style-name="T2">2 MD!</text:span></text:p>
        </text:list-header>
      </text:list>
      <text:p text:style-name="P5">Punkt 3:</text:p>
      <text:list xml:id="list36431349" text:continue-list="list35671028" text:style-name="L4">
        <text:list-header>
          <text:p text:style-name="P9">Indlæse/køre systemets DSL filer:<text:span text:style-name="T2"><text:line-break/></text:span>Test: <text:span text:style-name="T2">2 MD!<text:line-break/></text:span>Implementering:<text:span text:style-name="T2"> 2 MD!<text:line-break/></text:span>Accepttest og kravspecifikation: <text:span text:style-name="T2">2 MD!</text:span><text:line-break/>Refactor-delen: <text:span text:style-name="T2">2 MD!</text:span></text:p>
        </text:list-header>
      </text:list>
      <text:p text:style-name="P5">Til dokumentation og rapport:</text:p>
      <text:list xml:id="list36197716" text:style-name="L5">
        <text:list-item>
          <text:p text:style-name="P10">Laves løbende på<text:span text:style-name="T2"> 15 MD!</text:span></text:p>
        </text:list-item>
        <text:list-item>
          <text:p text:style-name="P10">Ekstra krav m.m.: <text:span text:style-name="T2">4,5 MD!</text:span></text:p>
        </text:list-item>
      </text:list>
      <text:p text:style-name="P13">NYT!</text:p>
      <text:p text:style-name="P5">Ny user story for logging: </text:p>
      <text:list xml:id="list35401368" text:style-name="L3">
        <text:list-item>
          <text:p text:style-name="P8">Som tekniker vil jeg kunne sætte IDE'en i debug-mode.</text:p>
        </text:list-item>
      </text:list>
      <text:p text:style-name="P12">Der skal sættes flere ind (note til Yusuf). </text:p>
      <text:p text:style-name="P4"><text:soft-page-break/>Note: Man kan få Visual Studio til at lave sekvensdiagrammer og klassediagrammer. <text:s/>Vi kan endvidere påbegynde skrivning af diverse dokumenter samt til rapporten. </text:p>
      <text:p text:style-name="P14">Næste møde er lagt til onsdag efter INF1-øv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a" fo:country="DK"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a" fo:country="DK"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alibri" style:font-name-asian="Calibri" style:font-name-complex="Times New Roma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afsnit"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Standardskrifttype_20_i_20_afsnit" style:display-name="Standardskrifttype i afsnit" style:family="text"/>
    <style:style style:name="Titel_20_Tegn" style:display-name="Titel Tegn" style:family="text" style:parent-style-name="Standardskrifttype_20_i_20_afsnit">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Arial" style:font-name-asian="Calibri"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Sam Luu Tong</meta:initial-creator>
    <meta:creation-date>2012-02-23T07:52:00Z</meta:creation-date>
    <dc:date>2012-03-13T16:30:12.64</dc:date>
    <meta:editing-cycles>11</meta:editing-cycles>
    <meta:editing-duration>PT1H44M20S</meta:editing-duration>
    <meta:document-statistic meta:table-count="0" meta:image-count="0" meta:object-count="0" meta:page-count="3" meta:paragraph-count="31" meta:word-count="411" meta:character-count="2254" meta:non-whitespace-character-count="2145"/>
    <meta:template xlink:type="simple" xlink:actuate="onRequest" xlink:title="" xlink:href="Normal"/>
  </office:meta>
</office:document-meta>
</file>